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rsid="00058c55" style:font-size-asian="14pt" style:font-size-complex="14pt" style:script-type="latin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0259e8" style:font-size-asian="14pt" style:font-weight-asian="normal" style:font-size-complex="14pt" style:font-weight-complex="normal" style:script-type="latin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officeooo:rsid="00058c55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<text:s/><text:span text:style-name="T2">В</text:span> соответствии с вашим поручением представляю техническое задание на разработку программного модуля для Проекта 3, оформленное в соответствии с ГОСТ 34.602-2020.</text:p>
      <text:p text:style-name="P1" loext:marker-style-name="T1"/>
      <text:p text:style-name="P1" loext:marker-style-name="T1"/>
      <text:p text:style-name="P2" loext:marker-style-name="T1">ТЕХНИЧЕСКОЕ ЗАДАНИЕ</text:p>
      <text:p text:style-name="P1" loext:marker-style-name="T1"/>
      <text:p text:style-name="P1" loext:marker-style-name="T1">на создание системы «Информационный процессор изображений» (Проект 3)</text:p>
      <text:p text:style-name="P1" loext:marker-style-name="T1"/>
      <text:p text:style-name="P1" loext:marker-style-name="T1">Дата введения: <text:span text:style-name="T2">05.11.2025</text:span></text:p>
      <text:p text:style-name="P1" loext:marker-style-name="T1"/>
      <text:p text:style-name="P2" loext:marker-style-name="T1">СОДЕРЖАНИЕ</text:p>
      <text:p text:style-name="P1" loext:marker-style-name="T1"/>
      <text:p text:style-name="P3" loext:marker-style-name="T1"><text:span text:style-name="T3">1</text:span>. Основания для разработки</text:p>
      <text:p text:style-name="P3" loext:marker-style-name="T1"><text:span text:style-name="T3">2</text:span>. Назначение разработки</text:p>
      <text:p text:style-name="P3" loext:marker-style-name="T1"><text:span text:style-name="T3">3</text:span>. Цели создания системы</text:p>
      <text:p text:style-name="P3" loext:marker-style-name="T1"><text:span text:style-name="T3">4</text:span>. Требования к системе</text:p>
      <text:p text:style-name="P3" loext:marker-style-name="T1"><text:s text:c="3"/><text:span text:style-name="T3">4.1.</text:span> Требования к системе в целом</text:p>
      <text:p text:style-name="P3" loext:marker-style-name="T1"><text:span text:style-name="T3"><text:s text:c="3"/>4.2.</text:span> Требования к функциям (задачам), выполняемым системой</text:p>
      <text:p text:style-name="P3" loext:marker-style-name="T1"><text:s text:c="3"/><text:span text:style-name="T3">4.3</text:span>. Требования к видам обеспечения</text:p>
      <text:p text:style-name="P3" loext:marker-style-name="T1"><text:span text:style-name="T3">5</text:span>. Состав и содержание работ по созданию системы</text:p>
      <text:p text:style-name="P3" loext:marker-style-name="T1"><text:span text:style-name="T3">6</text:span>. Порядок контроля и приемки системы</text:p>
      <text:p text:style-name="P3" loext:marker-style-name="T1"><text:span text:style-name="T3">7</text:span>. Требования к документированию</text:p>
      <text:p text:style-name="P3" loext:marker-style-name="T1"><text:span text:style-name="T3">8</text:span>. Источники разработки</text:p>
      <text:p text:style-name="P4" loext:marker-style-name="T1"/>
      <text:p text:style-name="P1" loext:marker-style-name="T1"/>
      <text:p text:style-name="P2" loext:marker-style-name="T1">1. ОСНОВАНИЯ ДЛЯ РАЗРАБОТКИ</text:p>
      <text:p text:style-name="P1" loext:marker-style-name="T1"/>
      <text:p text:style-name="P3" loext:marker-style-name="T1">Основанием для разработки является план проведения производственной практики и задание на разработку программного модуля от ООО «Малленом Системе».</text:p>
      <text:p text:style-name="P1" loext:marker-style-name="T1"/>
      <text:p text:style-name="P2" loext:marker-style-name="T1">2 НАЗНАЧЕНИЕ РАЗРАБОТКИ</text:p>
      <text:p text:style-name="P1" loext:marker-style-name="T1"/>
      <text:p text:style-name="P3" loext:marker-style-name="T1">Система «Информационный процессор изображений» (далее – Система) предназначена для получения информации об изображениях и выполнения операций по переименованию файлов изображений. Система должна состоять из двух основных модулей:</text:p>
      <text:p text:style-name="P1" loext:marker-style-name="T1"/>
      <text:p text:style-name="P1" loext:marker-style-name="T1">· Модуль обработки и работы с изображениями</text:p>
      <text:p text:style-name="P1" loext:marker-style-name="T1">· Модуль взаимодействия с пользователем и формирования данных</text:p>
      <text:p text:style-name="P1" loext:marker-style-name="T1"/>
      <text:p text:style-name="P2" loext:marker-style-name="T1"/>
      <text:p text:style-name="P2" loext:marker-style-name="T1">3 ЦЕЛИ СОЗДАНИЯ СИСТЕМЫ</text:p>
      <text:p text:style-name="P1" loext:marker-style-name="T1"><text:soft-page-break/></text:p>
      <text:p text:style-name="P3" loext:marker-style-name="T1"><text:span text:style-name="T3">3.1.</text:span> Автоматизация процесса получения информации об изображениях.</text:p>
      <text:p text:style-name="P3" loext:marker-style-name="T1"><text:span text:style-name="T3">3.2. </text:span>Обеспечение возможности программного переименования файлов изображений.</text:p>
      <text:p text:style-name="P3" loext:marker-style-name="T1"><text:span text:style-name="T3">3.3</text:span>.Создание модульной архитектуры для последующего расширения функциональности.</text:p>
      <text:p text:style-name="P1" loext:marker-style-name="T1"/>
      <text:p text:style-name="P2" loext:marker-style-name="T1">4 ТРЕБОВАНИЯ К СИСТЕМЕ</text:p>
      <text:p text:style-name="P1" loext:marker-style-name="T1"/>
      <text:p text:style-name="P2" loext:marker-style-name="T1">4.1 Требования к системе в целом</text:p>
      <text:p text:style-name="P3" loext:marker-style-name="T1"/>
      <text:p text:style-name="P3" loext:marker-style-name="T1"><text:span text:style-name="T3">4.1.1.</text:span> Требования к структуре и функционированию системы</text:p>
      <text:p text:style-name="P3" loext:marker-style-name="T1">Система должна быть реализована в виде двух программных модулей:</text:p>
      <text:p text:style-name="P3" loext:marker-style-name="T1"/>
      <text:p text:style-name="P3" loext:marker-style-name="T1">· Модуль обработки изображений </text:p>
      <text:p text:style-name="P3" loext:marker-style-name="T1">· Модуль пользовательского интерфейса и управления данными </text:p>
      <text:p text:style-name="P3" loext:marker-style-name="T1"/>
      <text:p text:style-name="P3" loext:marker-style-name="T1"><text:span text:style-name="T3">4.1.2.</text:span> Требования к численности и квалификации персонала</text:p>
      <text:p text:style-name="P3" loext:marker-style-name="T1">Для работы с Системой требуется один оператор с базовыми навыками работы с компьютером.</text:p>
      <text:p text:style-name="P3" loext:marker-style-name="T1"/>
      <text:p text:style-name="P3" loext:marker-style-name="T1"><text:span text:style-name="T3">4.1.3.</text:span> Требования к надежности</text:p>
      <text:p text:style-name="P3" loext:marker-style-name="T1">Коэффициент готовности системы должен быть не менее 0,95.Среднее время восстановления после сбоя – не более 5 минут.</text:p>
      <text:p text:style-name="P3" loext:marker-style-name="T1"/>
      <text:p text:style-name="P3" loext:marker-style-name="T1"><text:span text:style-name="T3">4.1.4. </text:span>Требования к безопасности</text:p>
      <text:p text:style-name="P3" loext:marker-style-name="T1">Система должна обеспечивать целостность данных и корректную обработку ошибок доступа к файловой системе.</text:p>
      <text:p text:style-name="P3" loext:marker-style-name="T1"/>
      <text:p text:style-name="P3" loext:marker-style-name="T1"><text:span text:style-name="T3">4.1.5.</text:span> Требования к эргономике и технической эстетике</text:p>
      <text:p text:style-name="P3" loext:marker-style-name="T1">Интерфейс должен быть интуитивно понятным,с четкими сообщениями о состоянии операций.</text:p>
      <text:p text:style-name="P3" loext:marker-style-name="T1"/>
      <text:p text:style-name="P3" loext:marker-style-name="T1"><text:span text:style-name="T3">4.1.6.</text:span> Требования к транспортабельности</text:p>
      <text:p text:style-name="P3" loext:marker-style-name="T1">Система должна функционировать на платформах Windows,Linux, macOS.</text:p>
      <text:p text:style-name="P3" loext:marker-style-name="T1"/>
      <text:p text:style-name="P3" loext:marker-style-name="T1"><text:span text:style-name="T3">4.1.7.</text:span> Требования к эксплуатации, техническому обслуживанию</text:p>
      <text:p text:style-name="P3" loext:marker-style-name="T1">Система не требует специального технического обслуживания.</text:p>
      <text:p text:style-name="P3" loext:marker-style-name="T1"/>
      <text:p text:style-name="P3" loext:marker-style-name="T1"><text:span text:style-name="T3">4.2</text:span> Требования к функциям (задачам), выполняемым системой</text:p>
      <text:p text:style-name="P3" loext:marker-style-name="T1"/>
      <text:p text:style-name="P3" loext:marker-style-name="T1"><text:span text:style-name="T3">4.2.1</text:span>. Модуль обработки и работы с изображениями (ImageProcessor)</text:p>
      <text:p text:style-name="P3" loext:marker-style-name="T1"/>
      <text:p text:style-name="P3" loext:marker-style-name="T1">Код функции, Наименование функции, Входные данные, Выходные данные, Условия выполнения.</text:p>
      <text:p text:style-name="P3" loext:marker-style-name="T1"><text:soft-page-break/></text:p>
      <text:p text:style-name="P3" loext:marker-style-name="T1"/>
      <text:p text:style-name="P5" loext:marker-style-name="T1">4.3 Требования к видам обеспечения</text:p>
      <text:p text:style-name="P3" loext:marker-style-name="T1"/>
      <text:p text:style-name="P5" loext:marker-style-name="T1">4.3.1. Требования к программному обеспечению</text:p>
      <text:p text:style-name="P3" loext:marker-style-name="T1"/>
      <text:p text:style-name="P3" loext:marker-style-name="T1"><text:s/>Python</text:p>
      <text:p text:style-name="P3" loext:marker-style-name="T1"/>
      <text:p text:style-name="P5" loext:marker-style-name="T1">4.3.2. Требования к техническому обеспечению</text:p>
      <text:p text:style-name="P3" loext:marker-style-name="T1"/>
      <text:p text:style-name="P3" loext:marker-style-name="T1">· Процессор: не менее 1 ГГц</text:p>
      <text:p text:style-name="P3" loext:marker-style-name="T1">· ОЗУ: не менее 512 МБ</text:p>
      <text:p text:style-name="P3" loext:marker-style-name="T1">· Свободное дисковое пространство: не менее 50 МБ</text:p>
      <text:p text:style-name="P3" loext:marker-style-name="T1"/>
      <text:p text:style-name="P5" loext:marker-style-name="T1">4.3.3. Требования к информационному обеспечению</text:p>
      <text:p text:style-name="P6" loext:marker-style-name="T1">Поддерживаемые форматы изображений:PNG</text:p>
      <text:p text:style-name="P3" loext:marker-style-name="T1"/>
      <text:p text:style-name="P5" loext:marker-style-name="T1">4.3.4. Требования к лингвистическому обеспечению</text:p>
      <text:p text:style-name="P6" loext:marker-style-name="T1">Интерфейс и сообщения системы должны быть на русском языке.</text:p>
      <text:p text:style-name="P1" loext:marker-style-name="T1"/>
      <text:p text:style-name="P2" loext:marker-style-name="T1">5 СОСТАВ И СОДЕРЖАНИЕ РАБОТ ПО СОЗДАНИЮ СИСТЕМЫ</text:p>
      <text:p text:style-name="P1" loext:marker-style-name="T1"/>
      <text:p text:style-name="P3" loext:marker-style-name="T1"><text:span text:style-name="T3">5.1</text:span><text:span text:style-name="T3">.</text:span> Проектирование архитектуры системы – 1 день</text:p>
      <text:p text:style-name="P3" loext:marker-style-name="T1"><text:span text:style-name="T3">5.2. </text:span>Разработка модуля ImageProcessor – 2 дня</text:p>
      <text:p text:style-name="P3" loext:marker-style-name="T1"><text:span text:style-name="T3">5.3.</text:span> Разработка модуля UIManager – 2 дня</text:p>
      <text:p text:style-name="P3" loext:marker-style-name="T1"><text:span text:style-name="T3">5.4. </text:span>Интеграция и тестирование системы – 1 день</text:p>
      <text:p text:style-name="P3" loext:marker-style-name="T1"><text:span text:style-name="T3">5.5. </text:span>Написание документации – 1 день</text:p>
      <text:p text:style-name="P3" loext:marker-style-name="T1"/>
      <text:p text:style-name="P3" loext:marker-style-name="T1">Общая продолжительность работ: 7 рабочих дней</text:p>
      <text:p text:style-name="P1" loext:marker-style-name="T1"/>
      <text:p text:style-name="P2" loext:marker-style-name="T1">6 ПОРЯДОК КОНТРОЛЯ И ПРИЕМКИ СИСТЕМЫ</text:p>
      <text:p text:style-name="P1" loext:marker-style-name="T1"/>
      <text:p text:style-name="P5" loext:marker-style-name="T1">6.1. Этапы приемки:</text:p>
      <text:p text:style-name="P3" loext:marker-style-name="T1"/>
      <text:p text:style-name="P3" loext:marker-style-name="T1">· Предварительные испытания (разработчик)</text:p>
      <text:p text:style-name="P3" loext:marker-style-name="T1">· Опытная эксплуатация (заказчик)</text:p>
      <text:p text:style-name="P3" loext:marker-style-name="T1">· Приемочные испытания</text:p>
      <text:p text:style-name="P1" loext:marker-style-name="T1"/>
      <text:p text:style-name="P5" loext:marker-style-name="T1">6.2. Критерии приемки:</text:p>
      <text:p text:style-name="P3" loext:marker-style-name="T1"/>
      <text:p text:style-name="P3" loext:marker-style-name="T1">· Выполнение всех функций, указанных в разделе 4.2</text:p>
      <text:p text:style-name="P3" loext:marker-style-name="T1">· Соответствие требованиям надежности</text:p>
      <text:p text:style-name="P3" loext:marker-style-name="T1">· Корректная обработка ошибочных ситуаций</text:p>
      <text:p text:style-name="P1" loext:marker-style-name="T1"/>
      <text:p text:style-name="P2" loext:marker-style-name="T1">7 ТРЕБОВАНИЯ К ДОКУМЕНТИРОВАНИЮ</text:p>
      <text:p text:style-name="P1" loext:marker-style-name="T1"><text:soft-page-break/></text:p>
      <text:p text:style-name="P5" loext:marker-style-name="T1">7.1. Состав эксплуатационной документации:</text:p>
      <text:p text:style-name="P3" loext:marker-style-name="T1"/>
      <text:p text:style-name="P3" loext:marker-style-name="T1">· Руководство оператора</text:p>
      <text:p text:style-name="P3" loext:marker-style-name="T1">· Руководство программиста</text:p>
      <text:p text:style-name="P3" loext:marker-style-name="T1">· Текст программы с комментариями</text:p>
      <text:p text:style-name="P1" loext:marker-style-name="T1"/>
      <text:p text:style-name="P2" loext:marker-style-name="T1">8 ИСТОЧНИКИ РАЗРАБОТКИ</text:p>
      <text:p text:style-name="P1" loext:marker-style-name="T1"/>
      <text:p text:style-name="P3" loext:marker-style-name="T1"><text:span text:style-name="T3">8.1.</text:span> Задание на производственную практику</text:p>
      <text:p text:style-name="P3" loext:marker-style-name="T1"><text:span text:style-name="T3">8.2.</text:span> ГОСТ 34.602-2020</text:p>
      <text:p text:style-name="P3" loext:marker-style-name="T1"><text:span text:style-name="T3">8.3. </text:span>Документация по языку Python 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20:32:10.672700500</meta:creation-date>
    <meta:editing-duration>PT23M15S</meta:editing-duration>
    <meta:editing-cycles>5</meta:editing-cycles>
    <meta:generator>LibreOffice/25.8.2.2$Windows_X86_64 LibreOffice_project/d401f2107ccab8f924a8e2df40f573aab7605b6f</meta:generator>
    <dc:date>2025-11-05T22:33:55.378231600</dc:date>
    <meta:document-statistic meta:table-count="0" meta:image-count="0" meta:object-count="0" meta:page-count="4" meta:paragraph-count="83" meta:word-count="516" meta:character-count="3991" meta:non-whitespace-character-count="3537"/>
  </office:meta>
</office:document-meta>
</file>